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2592d" officeooo:paragraph-rsid="0002592d"/>
    </style:style>
    <style:style style:name="P2" style:family="paragraph" style:parent-style-name="Standard">
      <style:text-properties officeooo:rsid="0002592d" officeooo:paragraph-rsid="0002592d"/>
    </style:style>
    <style:style style:name="P3" style:family="paragraph" style:parent-style-name="Standard">
      <style:text-properties fo:font-size="10pt" officeooo:rsid="00010949" officeooo:paragraph-rsid="000bb713" style:font-size-asian="10pt" style:font-size-complex="10pt"/>
    </style:style>
    <style:style style:name="P4" style:family="paragraph" style:parent-style-name="Standard" style:list-style-name="L2">
      <style:text-properties fo:font-size="10pt" officeooo:rsid="0000a15e" officeooo:paragraph-rsid="000bb713" style:font-size-asian="10pt" style:font-size-complex="10pt"/>
    </style:style>
    <style:style style:name="P5" style:family="paragraph" style:parent-style-name="Standard">
      <style:text-properties fo:font-size="10pt" officeooo:rsid="0000a15e" officeooo:paragraph-rsid="000bb713" style:font-size-asian="10pt" style:font-size-complex="10pt"/>
    </style:style>
    <style:style style:name="P6" style:family="paragraph" style:parent-style-name="Standard">
      <style:text-properties fo:font-size="10pt" officeooo:rsid="0000e6a6" officeooo:paragraph-rsid="000bb713" style:font-size-asian="10pt" style:font-size-complex="10pt"/>
    </style:style>
    <style:style style:name="P7" style:family="paragraph" style:parent-style-name="Standard">
      <style:text-properties fo:font-size="10pt" officeooo:rsid="0001dbeb" officeooo:paragraph-rsid="000bb713" style:font-size-asian="10pt" style:font-size-complex="10pt"/>
    </style:style>
    <style:style style:name="P8" style:family="paragraph" style:parent-style-name="Standard">
      <style:text-properties fo:font-size="10pt" officeooo:rsid="000bb713" officeooo:paragraph-rsid="000bb713" style:font-size-asian="10pt" style:font-size-complex="10pt"/>
    </style:style>
    <style:style style:name="P9" style:family="paragraph" style:parent-style-name="Standard">
      <style:text-properties fo:font-size="10pt" officeooo:rsid="000420e4" officeooo:paragraph-rsid="0006476d" style:font-size-asian="10pt" style:font-size-complex="10pt"/>
    </style:style>
    <style:style style:name="P10" style:family="paragraph" style:parent-style-name="Standard" style:list-style-name="L1">
      <style:text-properties fo:font-size="10pt" officeooo:rsid="000420e4" officeooo:paragraph-rsid="0006476d" style:font-size-asian="10pt" style:font-size-complex="10pt"/>
    </style:style>
    <style:style style:name="P11" style:family="paragraph" style:parent-style-name="Standard" style:list-style-name="L1">
      <style:text-properties fo:font-size="10pt" officeooo:rsid="0006476d" officeooo:paragraph-rsid="0006476d" style:font-size-asian="10pt" style:font-size-complex="10pt"/>
    </style:style>
    <style:style style:name="P12" style:family="paragraph" style:parent-style-name="Standard">
      <style:text-properties fo:font-size="10pt" officeooo:rsid="0006476d" officeooo:paragraph-rsid="0006476d" style:font-size-asian="10pt" style:font-size-complex="10pt"/>
    </style:style>
    <style:style style:name="P13" style:family="paragraph" style:parent-style-name="Standard">
      <style:text-properties officeooo:rsid="0001dbeb" officeooo:paragraph-rsid="000bb713"/>
    </style:style>
    <style:style style:name="T1" style:family="text">
      <style:text-properties officeooo:rsid="0006476d"/>
    </style:style>
    <style:style style:name="T2" style:family="text">
      <style:text-properties officeooo:rsid="000bb713"/>
    </style:style>
    <style:style style:name="T3" style:family="text">
      <style:text-properties officeooo:rsid="0000e6a6"/>
    </style:style>
    <style:style style:name="T4" style:family="text">
      <style:text-properties officeooo:rsid="0000a15e"/>
    </style:style>
    <style:style style:name="T5" style:family="text">
      <style:text-properties officeooo:rsid="00010949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Orientada a Objetos. <text:span text:style-name="T2">Archivos. </text:span></text:p>
      <text:p text:style-name="P1"/>
      <text:p text:style-name="P8">1. Realice un procedimiento que tome un archivo de texto y lo corte en n archivos de texto (donde n <text:s/>debe ser pasado por parámetros) Por ejemplo dado un archivo de 6 lineas y un n=2, el procedimiento debe retornar 2 archivos, el primero con las 3 primeras lineas y el otro con las restantes.</text:p>
      <text:p text:style-name="P8"/>
      <text:p text:style-name="P9"><text:span text:style-name="T2">2. </text:span>Debe realizar una agenda que permita guardar personas con sus contactos. </text:p>
      <text:list xml:id="list2858020208" text:style-name="L1">
        <text:list-item>
          <text:p text:style-name="P11">Una persona tiene un nombre, apellido, dirección y contactos</text:p>
        </text:list-item>
        <text:list-item>
          <text:p text:style-name="P10"><text:span text:style-name="T1">Un contacto tiene un tipo (email, teléfono, celular, fax, whatsapp, etc)</text:span> <text:span text:style-name="T1">y un valor </text:span></text:p>
        </text:list-item>
      </text:list>
      <text:p text:style-name="P12">La agenda debe guardar los contactos en un archivo binario y debe permitir buscar personas para saber sus datos. </text:p>
      <text:p text:style-name="P5"/>
      <text:p text:style-name="P5"><text:span text:style-name="T2">3</text:span>. Realice un programa que escriba en un archivo de texto <text:span text:style-name="T3">llamado “example.txt” con </text:span>lo ingresado por teclado hasta ingresar la cadena <text:s/>“:q”.</text:p>
      <text:p text:style-name="P5"/>
      <text:p text:style-name="P6"><text:span text:style-name="T2">4</text:span>. <text:span text:style-name="T4">Realice un programa que </text:span>muestre el<text:span text:style-name="T4"> archivo de texto </text:span>del ejercicio anterior.</text:p>
      <text:p text:style-name="P6"/>
      <text:p text:style-name="P5"><text:span text:style-name="T2">5</text:span>. Una empresa nos contrata para realizar un sistema de notificaciones que se disparan a partir de eventos los cuales están escritos en un archivo binario <text:span text:style-name="T5">llamado “eventos.dat” </text:span>con la siguiente estructura : </text:p>
      <text:p text:style-name="P5"/>
      <text:p text:style-name="P5">nro : int</text:p>
      <text:p text:style-name="P5">descripcion : char[100]</text:p>
      <text:p text:style-name="P5">tipoDeNotificacion: char // T, C, B</text:p>
      <text:p text:style-name="P5"/>
      <text:p text:style-name="P5">El sistema debe leer estos eventos y luego generar las notificaciones. Las notificaciones pueden ser de diferente tipo, lo cual es indicado en el campo tipo de notificación: </text:p>
      <text:list xml:id="list385416369" text:style-name="L2">
        <text:list-item>
          <text:p text:style-name="P4">T es una notificación que se debe escribir en un archivo de texto llamado “notificaciones.txt” en cual se escribe una línea por notificación con el siguiente formato: “nro, descripción del evento”. </text:p>
        </text:list-item>
        <text:list-item>
          <text:p text:style-name="P4">C es una notificación de consola, se debe escribir en consola la notificación con el mismo formato que el tipo anterior. </text:p>
        </text:list-item>
        <text:list-item>
          <text:p text:style-name="P4">B es una notificación la cual debe escribirse en un archivo binario llamado “notificaciones.dat” con el siguiente formato: </text:p>
        </text:list-item>
      </text:list>
      <text:p text:style-name="P5"/>
      <text:p text:style-name="P5">nro : int</text:p>
      <text:p text:style-name="P5">descripcion : char[100]</text:p>
      <text:p text:style-name="P5"/>
      <text:p text:style-name="P3">Realice el procedimiento de lectura de eventos y procesamiento de notificaciones.</text:p>
      <text:p text:style-name="P3"/>
      <text:p text:style-name="P7"><text:span text:style-name="T2">6</text:span>. Una empresa nos contrata para generar tweets para promocionar su empresa en twitter. El sistema debe tomar un archivo de texto que tiene un tweet por linea y generar un archivo binario con los tweets formateados. <text:s/></text:p>
      <text:p text:style-name="P7"/>
      <text:p text:style-name="P7">La empresa tienen un archivo de texto que contiene un conjunto de líneas donde cada línea será un tweet. El archivo de salida debe ser binario y tener el siguiente formato: </text:p>
      <text:p text:style-name="P7"/>
      <text:p text:style-name="P7">número : entero </text:p>
      <text:p text:style-name="P7">tweet : char[140]</text:p>
      <text:p text:style-name="P7"/>
      <text:p text:style-name="P7">El archivo de texto tiene líneas que pueden tener más de 140 caracteres, en este caso se debe cortar la línea. </text:p>
      <text:p text:style-name="P7"/>
      <text:p text:style-name="P7"><text:span text:style-name="T2">7</text:span>.Un comercio de electrodomésticos necesita un sistema que le permita actualizar sus precios, los electrodomésticos nacionales suben un 2% mensual, los importados dependen del porcentaje de suba del dólar (el cual es un dato que se ingresa al momento de actualizar los precios) y los productos de jardín suben un 10% anual. El sistema cuenta con un archivo donde se guardan los electrodomésticos y productos de jardín, el cual tiene la siguiente estructura: </text:p>
      <text:p text:style-name="P7"/>
      <text:p text:style-name="P7">código de producto : int</text:p>
      <text:p text:style-name="P7">Nombre : char[50]</text:p>
      <text:p text:style-name="P7">marca : char[20]</text:p>
      <text:p text:style-name="P7">tipo: char //N (nacional), I (importado), J (jardín)</text:p>
      <text:p text:style-name="P7">Precio: double</text:p>
      <text:p text:style-name="P7"/>
      <text:p text:style-name="P13"><text:span text:style-name="T6">Realice un diseño orientado a objetos que permita resolver el problema y programe dichas clases. A la vez programe el método que incremente los precios (de forma mensual) de todos los productos. Y <text:s/>actualice el archivo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1T22:08:38.443091788</meta:creation-date>
    <meta:editing-duration>PT18M24S</meta:editing-duration>
    <meta:editing-cycles>3</meta:editing-cycles>
    <meta:generator>LibreOffice/6.3.6.2$Linux_X86_64 LibreOffice_project/30$Build-2</meta:generator>
    <dc:date>2020-09-13T23:10:10.675339810</dc:date>
    <meta:document-statistic meta:table-count="0" meta:image-count="0" meta:object-count="0" meta:page-count="1" meta:paragraph-count="31" meta:word-count="540" meta:character-count="3229" meta:non-whitespace-character-count="2706"/>
  </office:meta>
</office:document-meta>
</file>